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A500000218C9FD523C.jpg" manifest:media-type="image/jpeg"/>
  <manifest:file-entry manifest:full-path="Pictures/100000000000027300000172230CD16B.jpg" manifest:media-type="image/jpeg"/>
  <manifest:file-entry manifest:full-path="Pictures/10000000000003DC0000036B87EAC8C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ulukko1" style:family="table">
      <style:table-properties style:width="17.013cm" fo:margin-left="0cm" table:align="left"/>
    </style:style>
    <style:style style:name="Taulukko1.A" style:family="table-column">
      <style:table-column-properties style:column-width="4.392cm"/>
    </style:style>
    <style:style style:name="Taulukko1.B" style:family="table-column">
      <style:table-column-properties style:column-width="4.815cm"/>
    </style:style>
    <style:style style:name="Taulukko1.C" style:family="table-column">
      <style:table-column-properties style:column-width="7.805cm"/>
    </style:style>
    <style:style style:name="Taulukko1.A1" style:family="table-cell">
      <style:table-cell-properties fo:padding="0.097cm" fo:border-left="0.05pt solid #000000" fo:border-right="none" fo:border-top="0.05pt solid #000000" fo:border-bottom="0.05pt solid #000000"/>
    </style:style>
    <style:style style:name="Taulukko1.C1" style:family="table-cell">
      <style:table-cell-properties fo:padding="0.097cm" fo:border="0.05pt solid #000000"/>
    </style:style>
    <style:style style:name="Taulukko1.A2" style:family="table-cell">
      <style:table-cell-properties fo:padding="0.097cm" fo:border-left="0.05pt solid #000000" fo:border-right="none" fo:border-top="none" fo:border-bottom="0.05pt solid #000000"/>
    </style:style>
    <style:style style:name="Taulukko1.C2" style:family="table-cell">
      <style:table-cell-properties fo:padding="0.097cm" fo:border-left="0.05pt solid #000000" fo:border-right="0.05pt solid #000000" fo:border-top="none" fo:border-bottom="0.05pt solid #000000"/>
    </style:style>
    <style:style style:name="Taulukko2" style:family="table">
      <style:table-properties style:width="17.013cm" fo:margin-left="0cm" table:align="left"/>
    </style:style>
    <style:style style:name="Taulukko2.A" style:family="table-column">
      <style:table-column-properties style:column-width="4.392cm"/>
    </style:style>
    <style:style style:name="Taulukko2.B" style:family="table-column">
      <style:table-column-properties style:column-width="4.815cm"/>
    </style:style>
    <style:style style:name="Taulukko2.C" style:family="table-column">
      <style:table-column-properties style:column-width="7.805cm"/>
    </style:style>
    <style:style style:name="Taulukko2.A1" style:family="table-cell">
      <style:table-cell-properties fo:padding="0.097cm" fo:border-left="0.05pt solid #000000" fo:border-right="none" fo:border-top="0.05pt solid #000000" fo:border-bottom="0.05pt solid #000000"/>
    </style:style>
    <style:style style:name="Taulukko2.C1" style:family="table-cell">
      <style:table-cell-properties fo:padding="0.097cm" fo:border="0.05pt solid #000000"/>
    </style:style>
    <style:style style:name="Taulukko2.A2" style:family="table-cell">
      <style:table-cell-properties fo:padding="0.097cm" fo:border-left="0.05pt solid #000000" fo:border-right="none" fo:border-top="none" fo:border-bottom="0.05pt solid #000000"/>
    </style:style>
    <style:style style:name="Taulukko2.C2" style:family="table-cell">
      <style:table-cell-properties fo:padding="0.097cm" fo:border-left="0.05pt solid #000000" fo:border-right="0.05pt solid #000000" fo:border-top="none" fo:border-bottom="0.05pt solid #000000"/>
    </style:style>
    <style:style style:name="Taulukko3" style:family="table">
      <style:table-properties style:width="17cm" table:align="margins"/>
    </style:style>
    <style:style style:name="Taulukko3.A" style:family="table-column">
      <style:table-column-properties style:column-width="5.667cm" style:rel-column-width="21845*"/>
    </style:style>
    <style:style style:name="Taulukko3.A1" style:family="table-cell">
      <style:table-cell-properties fo:padding="0.097cm" fo:border-left="0.05pt solid #000000" fo:border-right="none" fo:border-top="0.05pt solid #000000" fo:border-bottom="0.05pt solid #000000"/>
    </style:style>
    <style:style style:name="Taulukko3.C1" style:family="table-cell">
      <style:table-cell-properties fo:padding="0.097cm" fo:border="0.05pt solid #000000"/>
    </style:style>
    <style:style style:name="Taulukko3.A2" style:family="table-cell">
      <style:table-cell-properties fo:padding="0.097cm" fo:border-left="0.05pt solid #000000" fo:border-right="none" fo:border-top="none" fo:border-bottom="0.05pt solid #000000"/>
    </style:style>
    <style:style style:name="Taulukko3.C2" style:family="table-cell">
      <style:table-cell-properties fo:padding="0.097cm" fo:border-left="0.05pt solid #000000" fo:border-right="0.05pt solid #000000" fo:border-top="none" fo:border-bottom="0.05pt solid #000000"/>
    </style:style>
    <style:style style:name="Taulukko4" style:family="table">
      <style:table-properties style:width="17cm" table:align="margins"/>
    </style:style>
    <style:style style:name="Taulukko4.A" style:family="table-column">
      <style:table-column-properties style:column-width="5.667cm" style:rel-column-width="21845*"/>
    </style:style>
    <style:style style:name="Taulukko4.A1" style:family="table-cell">
      <style:table-cell-properties fo:padding="0.097cm" fo:border-left="0.05pt solid #000000" fo:border-right="none" fo:border-top="0.05pt solid #000000" fo:border-bottom="0.05pt solid #000000"/>
    </style:style>
    <style:style style:name="Taulukko4.C1" style:family="table-cell">
      <style:table-cell-properties fo:padding="0.097cm" fo:border="0.05pt solid #000000"/>
    </style:style>
    <style:style style:name="Taulukko4.A2" style:family="table-cell">
      <style:table-cell-properties fo:padding="0.097cm" fo:border-left="0.05pt solid #000000" fo:border-right="none" fo:border-top="none" fo:border-bottom="0.05pt solid #000000"/>
    </style:style>
    <style:style style:name="Taulukko4.C2" style:family="table-cell">
      <style:table-cell-properties fo:padding="0.097cm" fo:border-left="0.05pt solid #000000" fo:border-right="0.05pt solid #000000" fo:border-top="none" fo:border-bottom="0.05pt solid #000000"/>
    </style:style>
    <style:style style:name="Taulukko5" style:family="table">
      <style:table-properties style:width="17cm" table:align="margins"/>
    </style:style>
    <style:style style:name="Taulukko5.A" style:family="table-column">
      <style:table-column-properties style:column-width="5.667cm" style:rel-column-width="21845*"/>
    </style:style>
    <style:style style:name="Taulukko5.A1" style:family="table-cell">
      <style:table-cell-properties fo:padding="0.097cm" fo:border-left="0.05pt solid #000000" fo:border-right="none" fo:border-top="0.05pt solid #000000" fo:border-bottom="0.05pt solid #000000"/>
    </style:style>
    <style:style style:name="Taulukko5.C1" style:family="table-cell">
      <style:table-cell-properties fo:padding="0.097cm" fo:border="0.05pt solid #000000"/>
    </style:style>
    <style:style style:name="Taulukko5.A2" style:family="table-cell">
      <style:table-cell-properties fo:padding="0.097cm" fo:border-left="0.05pt solid #000000" fo:border-right="none" fo:border-top="none" fo:border-bottom="0.05pt solid #000000"/>
    </style:style>
    <style:style style:name="Taulukko5.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15233b"/>
    </style:style>
    <style:style style:name="P3" style:family="paragraph" style:parent-style-name="Text_20_body">
      <style:text-properties officeooo:rsid="0015233b" officeooo:paragraph-rsid="0015233b"/>
    </style:style>
    <style:style style:name="P4" style:family="paragraph" style:parent-style-name="Text_20_body">
      <style:text-properties officeooo:paragraph-rsid="0015233b"/>
    </style:style>
    <style:style style:name="P5" style:family="paragraph" style:parent-style-name="Text_20_body">
      <style:text-properties officeooo:rsid="0016a09a" officeooo:paragraph-rsid="0016a09a"/>
    </style:style>
    <style:style style:name="P6" style:family="paragraph" style:parent-style-name="Text_20_body">
      <style:text-properties officeooo:paragraph-rsid="0018da4e"/>
    </style:style>
    <style:style style:name="P7" style:family="paragraph" style:parent-style-name="Text_20_body">
      <style:text-properties officeooo:paragraph-rsid="0018fc62"/>
    </style:style>
    <style:style style:name="P8" style:family="paragraph" style:parent-style-name="Text_20_body">
      <style:text-properties officeooo:rsid="001a55be" officeooo:paragraph-rsid="001a55be"/>
    </style:style>
    <style:style style:name="P9" style:family="paragraph" style:parent-style-name="Text_20_body">
      <style:text-properties officeooo:rsid="001bb26a" officeooo:paragraph-rsid="001bb26a"/>
    </style:style>
    <style:style style:name="P10" style:family="paragraph" style:parent-style-name="Text_20_body">
      <style:text-properties officeooo:rsid="001cbed2" officeooo:paragraph-rsid="001cbed2"/>
    </style:style>
    <style:style style:name="P11" style:family="paragraph" style:parent-style-name="Text_20_body">
      <style:text-properties officeooo:rsid="002171c9" officeooo:paragraph-rsid="002171c9"/>
    </style:style>
    <style:style style:name="P12" style:family="paragraph" style:parent-style-name="Text_20_body">
      <style:text-properties officeooo:rsid="0021bac3" officeooo:paragraph-rsid="0021bac3"/>
    </style:style>
    <style:style style:name="P13" style:family="paragraph" style:parent-style-name="Text_20_body">
      <style:text-properties officeooo:rsid="00240e92" officeooo:paragraph-rsid="00240e92"/>
    </style:style>
    <style:style style:name="P14" style:family="paragraph" style:parent-style-name="Text_20_body">
      <style:text-properties officeooo:rsid="002429da" officeooo:paragraph-rsid="002429da"/>
    </style:style>
    <style:style style:name="P15" style:family="paragraph" style:parent-style-name="Text_20_body">
      <style:text-properties officeooo:rsid="0025cbf0" officeooo:paragraph-rsid="0025cbf0"/>
    </style:style>
    <style:style style:name="P16" style:family="paragraph" style:parent-style-name="Text_20_body">
      <style:text-properties officeooo:rsid="00295ab2" officeooo:paragraph-rsid="00295ab2"/>
    </style:style>
    <style:style style:name="P17" style:family="paragraph" style:parent-style-name="Text_20_body">
      <style:text-properties officeooo:rsid="002a496a" officeooo:paragraph-rsid="002a496a"/>
    </style:style>
    <style:style style:name="P18" style:family="paragraph" style:parent-style-name="Text_20_body">
      <style:text-properties officeooo:paragraph-rsid="0030562c"/>
    </style:style>
    <style:style style:name="P19" style:family="paragraph" style:parent-style-name="Text_20_body">
      <style:text-properties officeooo:rsid="00318c02" officeooo:paragraph-rsid="001cbed2"/>
    </style:style>
    <style:style style:name="P20" style:family="paragraph" style:parent-style-name="Text_20_body">
      <style:text-properties officeooo:rsid="00318c02" officeooo:paragraph-rsid="00318c02"/>
    </style:style>
    <style:style style:name="P21" style:family="paragraph" style:parent-style-name="Text_20_body">
      <style:text-properties officeooo:rsid="00378880" officeooo:paragraph-rsid="00378880"/>
    </style:style>
    <style:style style:name="P22" style:family="paragraph" style:parent-style-name="Text_20_body">
      <style:text-properties officeooo:rsid="003dead5" officeooo:paragraph-rsid="003dead5"/>
    </style:style>
    <style:style style:name="P23" style:family="paragraph" style:parent-style-name="Heading">
      <style:text-properties officeooo:rsid="002171c9" officeooo:paragraph-rsid="002171c9"/>
    </style:style>
    <style:style style:name="P24" style:family="paragraph" style:parent-style-name="Heading">
      <style:text-properties officeooo:rsid="00295ab2" officeooo:paragraph-rsid="00295ab2"/>
    </style:style>
    <style:style style:name="P25" style:family="paragraph" style:parent-style-name="Heading">
      <style:text-properties officeooo:rsid="00318c02" officeooo:paragraph-rsid="00318c02"/>
    </style:style>
    <style:style style:name="P26" style:family="paragraph" style:parent-style-name="Heading">
      <style:text-properties officeooo:rsid="00318c02" officeooo:paragraph-rsid="00337d0e"/>
    </style:style>
    <style:style style:name="P27" style:family="paragraph" style:parent-style-name="Table_20_Contents">
      <style:text-properties officeooo:rsid="00318c02" officeooo:paragraph-rsid="00318c02"/>
    </style:style>
    <style:style style:name="P28" style:family="paragraph" style:parent-style-name="Table_20_Contents">
      <style:text-properties fo:font-weight="bold" officeooo:rsid="00318c02" officeooo:paragraph-rsid="00318c02" style:font-weight-asian="bold" style:font-weight-complex="bold"/>
    </style:style>
    <style:style style:name="P29" style:family="paragraph" style:parent-style-name="Table_20_Contents">
      <style:text-properties fo:font-weight="bold" officeooo:rsid="00318c02" officeooo:paragraph-rsid="00337d0e" style:font-weight-asian="bold" style:font-weight-complex="bold"/>
    </style:style>
    <style:style style:name="P30" style:family="paragraph" style:parent-style-name="Table_20_Contents">
      <style:text-properties officeooo:rsid="00322e58" officeooo:paragraph-rsid="00322e58"/>
    </style:style>
    <style:style style:name="P31" style:family="paragraph" style:parent-style-name="Table_20_Contents">
      <style:text-properties officeooo:rsid="0034c06a" officeooo:paragraph-rsid="0034c06a"/>
    </style:style>
    <style:style style:name="P32" style:family="paragraph" style:parent-style-name="Table_20_Contents">
      <style:text-properties officeooo:rsid="003568b6" officeooo:paragraph-rsid="003568b6"/>
    </style:style>
    <style:style style:name="P33" style:family="paragraph" style:parent-style-name="Table_20_Contents">
      <style:text-properties officeooo:rsid="003610b1" officeooo:paragraph-rsid="003610b1"/>
    </style:style>
    <style:style style:name="P34" style:family="paragraph" style:parent-style-name="Table_20_Contents">
      <style:text-properties officeooo:rsid="0037374f" officeooo:paragraph-rsid="0037374f"/>
    </style:style>
    <style:style style:name="P35" style:family="paragraph" style:parent-style-name="Table_20_Contents">
      <style:text-properties officeooo:rsid="003763f2" officeooo:paragraph-rsid="003763f2"/>
    </style:style>
    <style:style style:name="P36" style:family="paragraph" style:parent-style-name="Table_20_Contents">
      <style:text-properties officeooo:rsid="00397132" officeooo:paragraph-rsid="00397132"/>
    </style:style>
    <style:style style:name="P37" style:family="paragraph" style:parent-style-name="Table_20_Contents">
      <style:text-properties officeooo:rsid="003a786d" officeooo:paragraph-rsid="003a786d"/>
    </style:style>
    <style:style style:name="P38" style:family="paragraph" style:parent-style-name="Table_20_Contents">
      <style:text-properties officeooo:rsid="00405538" officeooo:paragraph-rsid="00405538"/>
    </style:style>
    <style:style style:name="P39" style:family="paragraph" style:parent-style-name="Text_20_body">
      <style:text-properties officeooo:rsid="00318c02" officeooo:paragraph-rsid="00337d0e"/>
    </style:style>
    <style:style style:name="P40" style:family="paragraph" style:parent-style-name="Text_20_body">
      <style:text-properties officeooo:rsid="00318c02" officeooo:paragraph-rsid="004de7b8"/>
    </style:style>
    <style:style style:name="P41" style:family="paragraph" style:parent-style-name="Text_20_body">
      <style:text-properties officeooo:rsid="00318c02" officeooo:paragraph-rsid="001cbed2"/>
    </style:style>
    <style:style style:name="P42" style:family="paragraph" style:parent-style-name="Text_20_body">
      <style:text-properties officeooo:rsid="004cd1d2" officeooo:paragraph-rsid="004cd1d2"/>
    </style:style>
    <style:style style:name="P43" style:family="paragraph" style:parent-style-name="Text_20_body">
      <style:text-properties officeooo:rsid="0058c91b" officeooo:paragraph-rsid="0058c91b"/>
    </style:style>
    <style:style style:name="P44" style:family="paragraph" style:parent-style-name="Text_20_body">
      <style:text-properties officeooo:rsid="00617c93" officeooo:paragraph-rsid="00617c93"/>
    </style:style>
    <style:style style:name="P45" style:family="paragraph" style:parent-style-name="Text_20_body">
      <style:text-properties officeooo:paragraph-rsid="0061cb3f"/>
    </style:style>
    <style:style style:name="P46" style:family="paragraph" style:parent-style-name="Heading">
      <style:text-properties officeooo:rsid="00318c02" officeooo:paragraph-rsid="004de7b8"/>
    </style:style>
    <style:style style:name="P47" style:family="paragraph" style:parent-style-name="Heading">
      <style:paragraph-properties fo:break-before="page"/>
      <style:text-properties officeooo:rsid="00318c02" officeooo:paragraph-rsid="00318c02"/>
    </style:style>
    <style:style style:name="P48" style:family="paragraph" style:parent-style-name="Heading_20_1">
      <style:text-properties officeooo:rsid="00112d57" officeooo:paragraph-rsid="000f9bd9"/>
    </style:style>
    <style:style style:name="P49" style:family="paragraph" style:parent-style-name="Heading_20_1" style:list-style-name="">
      <style:text-properties officeooo:rsid="0030562c" officeooo:paragraph-rsid="0030562c"/>
    </style:style>
    <style:style style:name="P50" style:family="paragraph" style:parent-style-name="Heading_20_1">
      <style:text-properties officeooo:rsid="0061cb3f" officeooo:paragraph-rsid="0061cb3f"/>
    </style:style>
    <style:style style:name="P51" style:family="paragraph" style:parent-style-name="Heading_20_1">
      <style:paragraph-properties fo:break-before="page"/>
      <style:text-properties officeooo:rsid="0030562c" officeooo:paragraph-rsid="0030562c"/>
    </style:style>
    <style:style style:name="P52" style:family="paragraph" style:parent-style-name="Table_20_Contents">
      <style:text-properties officeooo:rsid="004399d3" officeooo:paragraph-rsid="004399d3"/>
    </style:style>
    <style:style style:name="P53" style:family="paragraph" style:parent-style-name="Table_20_Contents">
      <style:text-properties officeooo:rsid="0049d132" officeooo:paragraph-rsid="0049d132"/>
    </style:style>
    <style:style style:name="P54" style:family="paragraph" style:parent-style-name="Table_20_Contents">
      <style:text-properties officeooo:rsid="004a5ede" officeooo:paragraph-rsid="004a5ede"/>
    </style:style>
    <style:style style:name="P55" style:family="paragraph" style:parent-style-name="Table_20_Contents">
      <style:text-properties officeooo:rsid="004c5de8" officeooo:paragraph-rsid="004c5de8"/>
    </style:style>
    <style:style style:name="P56" style:family="paragraph" style:parent-style-name="Table_20_Contents">
      <style:text-properties fo:font-weight="bold" officeooo:rsid="00318c02" officeooo:paragraph-rsid="004de7b8" style:font-weight-asian="bold" style:font-weight-complex="bold"/>
    </style:style>
    <style:style style:name="P57" style:family="paragraph" style:parent-style-name="Table_20_Contents">
      <style:text-properties officeooo:rsid="0053bb18" officeooo:paragraph-rsid="0053bb18"/>
    </style:style>
    <style:style style:name="P58" style:family="paragraph" style:parent-style-name="Table_20_Contents">
      <style:text-properties officeooo:rsid="005529d2" officeooo:paragraph-rsid="005529d2"/>
    </style:style>
    <style:style style:name="P59" style:family="paragraph" style:parent-style-name="Table_20_Contents">
      <style:text-properties officeooo:rsid="00558f5e" officeooo:paragraph-rsid="00558f5e"/>
    </style:style>
    <style:style style:name="P60" style:family="paragraph" style:parent-style-name="Table_20_Contents">
      <style:text-properties officeooo:rsid="005f9e1c" officeooo:paragraph-rsid="005f9e1c"/>
    </style:style>
    <style:style style:name="P61" style:family="paragraph" style:parent-style-name="Table_20_Contents">
      <style:text-properties officeooo:rsid="0061535b" officeooo:paragraph-rsid="0061535b"/>
    </style:style>
    <style:style style:name="P62" style:family="paragraph" style:parent-style-name="Heading_20_2">
      <style:text-properties officeooo:rsid="0015233b" officeooo:paragraph-rsid="0015233b"/>
    </style:style>
    <style:style style:name="P63" style:family="paragraph" style:parent-style-name="Heading_20_2">
      <style:text-properties officeooo:rsid="0018da4e" officeooo:paragraph-rsid="0018da4e"/>
    </style:style>
    <style:style style:name="P64" style:family="paragraph" style:parent-style-name="Heading_20_2">
      <style:text-properties officeooo:rsid="0018fc62" officeooo:paragraph-rsid="0018fc62"/>
    </style:style>
    <style:style style:name="T1" style:family="text">
      <style:text-properties officeooo:rsid="001cbed2"/>
    </style:style>
    <style:style style:name="T2" style:family="text">
      <style:text-properties officeooo:rsid="001e2fc8"/>
    </style:style>
    <style:style style:name="T3" style:family="text">
      <style:text-properties officeooo:rsid="001fdfa3"/>
    </style:style>
    <style:style style:name="T4" style:family="text">
      <style:text-properties officeooo:rsid="0021bac3"/>
    </style:style>
    <style:style style:name="T5" style:family="text">
      <style:text-properties officeooo:rsid="002220bb"/>
    </style:style>
    <style:style style:name="T6" style:family="text">
      <style:text-properties officeooo:rsid="00279bd5"/>
    </style:style>
    <style:style style:name="T7" style:family="text">
      <style:text-properties officeooo:rsid="002ab076"/>
    </style:style>
    <style:style style:name="T8" style:family="text">
      <style:text-properties officeooo:rsid="002c3de7"/>
    </style:style>
    <style:style style:name="T9" style:family="text">
      <style:text-properties officeooo:rsid="002eeb3b"/>
    </style:style>
    <style:style style:name="T10" style:family="text">
      <style:text-properties officeooo:rsid="003b3f80"/>
    </style:style>
    <style:style style:name="T11" style:family="text">
      <style:text-properties officeooo:rsid="004399d3"/>
    </style:style>
    <style:style style:name="T12" style:family="text">
      <style:text-properties officeooo:rsid="0045295e"/>
    </style:style>
    <style:style style:name="T13" style:family="text">
      <style:text-properties officeooo:rsid="0046b18e"/>
    </style:style>
    <style:style style:name="T14" style:family="text">
      <style:text-properties officeooo:rsid="0049d132"/>
    </style:style>
    <style:style style:name="T15" style:family="text">
      <style:text-properties officeooo:rsid="004e3494"/>
    </style:style>
    <style:style style:name="T16" style:family="text">
      <style:text-properties officeooo:rsid="00502101"/>
    </style:style>
    <style:style style:name="T17" style:family="text">
      <style:text-properties officeooo:rsid="005045b0"/>
    </style:style>
    <style:style style:name="T18" style:family="text">
      <style:text-properties officeooo:rsid="00526eda"/>
    </style:style>
    <style:style style:name="T19" style:family="text">
      <style:text-properties officeooo:rsid="005593df"/>
    </style:style>
    <style:style style:name="T20" style:family="text">
      <style:text-properties officeooo:rsid="005b0806"/>
    </style:style>
    <style:style style:name="T21" style:family="text">
      <style:text-properties officeooo:rsid="005f9e1c"/>
    </style:style>
    <style:style style:name="T22" style:family="text">
      <style:text-properties officeooo:rsid="0061ab0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iihtoki<text:span text:style-name="T9">sojen </text:span>tulospalvelu - dokumentaatio</text:p>
      <text:h text:style-name="Heading_20_1" text:outline-level="1"/>
      <text:h text:style-name="Heading_20_1" text:outline-level="1">1. Johdanto</text:h>
      <text:p text:style-name="Text_20_body"/>
      <text:p text:style-name="P2">Järjestelmän tarkoitus on toimia hiihtokisojen tulospalvelujärjestelmänä. Kyseessä on keskeinen apuväline onnistuneiden hiihtokisojen järjestämiseen. Onnistunut tulospalvelu varmistaa osaltaan onnistuneen kisatapahtuman niin kisajärjestäjien, lajiorganisaation, urheilijoiden kuin katsojienkin näkökulmaa ajatellen. Järjestelmä tukee reaaliaikaista väliaikojen ja lopputuloksien välittämistä kilpailun aikana kännykkään kytketyn kannettavan tietokoneen avulla. Järjestelmän tavoitteena on palvella käyttäjää ennen kilpailun alkua lähtölistan raportoinnilla sekä kisan aikana väli- ja lopputuloksien raportoinnilla. Lisäksi palvelun avulla voidaan seurata yksittäisen kilpailijan väliaikatietoja (sijoitus, jäljessä edellistä, edellä seuraavaa). Väliaikaraporttien avulla voidaan myös selvittää, mitkä hiihtäjät eivät ole vielä ohittaneet tiettyä väliaikapistettä. Tulospalvelujärjestelmä toimii Helsingin yliopiston tietojenkäsittelytieteen laitoksen users-palvelimella Apache-palvelinohjelmiston alaisuudessa. Järjestelmän web-sovelluksen alustajärjestelmän tulee tukea PHP-kieltä. <text:s/>Järjestelmän ohjelmisto edellyttää yhden tietyn hiihtokilpailutietokannan käyttöä.</text:p>
      <text:p text:style-name="P1"/>
      <text:h text:style-name="P48" text:outline-level="1">2. Käyttötapaukset</text:h>
      <text:h text:style-name="P62" text:outline-level="2">Käyttäjäryhmät</text:h>
      <text:p text:style-name="P4"/>
      <text:p text:style-name="P3">Yleiskäyttäjä</text:p>
      <text:p text:style-name="P3"><text:tab/>Yleiskäyttäjällä tarkoitetaan ketä tahansa tulospalvelun www-sivuja selailevaa käyttäjää. <text:tab/>Kaikki muut sidosryhmät kuuluvat myös tähän sidosryhmään.</text:p>
      <text:p text:style-name="P5">Järjestäjä</text:p>
      <text:p text:style-name="P5"><text:tab/>Järjestäjällä tarkoitetaan kilpailun järjestäjänä toimivan tahon työntekijää, jonka tehtävänä <text:tab/>on tehdä kilpailun valmisteluun liittyviä tehtäviä</text:p>
      <text:p text:style-name="P5">Toimitsija</text:p>
      <text:p text:style-name="P5"><text:tab/>Toimitsijalla tarkoitetaan kisajärjestäjän työntekijää, jonka tehtävänä on käynnissä olevan <text:tab/>kilpailun tulostietojen kirjaaminen.</text:p>
      <text:p text:style-name="P5"/>
      <text:h text:style-name="P63" text:outline-level="2"><text:soft-page-break/>Käyttötapauskaavio</text:h>
      <text:p text:style-name="P6"/>
      <text:p text:style-name="P5"><draw:frame draw:style-name="fr1" draw:name="Kuva1" text:anchor-type="paragraph" svg:width="17cm" svg:height="15.055cm" draw:z-index="0"><draw:image xlink:href="Pictures/10000000000003DC0000036B87EAC8CC.jpg" xlink:type="simple" xlink:show="embed" xlink:actuate="onLoad"/></draw:frame></text:p>
      <text:h text:style-name="P64" text:outline-level="2">Käyttötapauskuvaukset</text:h>
      <text:p text:style-name="P7"/>
      <text:p text:style-name="Heading">Yleiskäyttäjän käyttötapaukset</text:p>
      <text:p text:style-name="Text_20_body"/>
      <text:p text:style-name="P8">Väliaikapisteen tilanteen katselu:</text:p>
      <text:p text:style-name="P8"><text:tab/><text:span text:style-name="T1">Käyttäjälle näytetään halutun väliaikapisteen väliaikaraportti.</text:span></text:p>
      <text:p text:style-name="P9">Lopputulosten katselu:</text:p>
      <text:p text:style-name="P9"><text:tab/><text:span text:style-name="T2">Käyttäjälle näytetään </text:span>kilpail<text:span text:style-name="T2">un lopputulosraportti</text:span>.</text:p>
      <text:p text:style-name="P10"/>
      <text:p text:style-name="P10"><text:soft-page-break/>Kilpailijan tilannetietojen katselu:</text:p>
      <text:p text:style-name="P10"><text:tab/><text:span text:style-name="T3">Käyttäjälle näytetään </text:span>yksittäisen kilpailijan väliaikatietoj<text:span text:style-name="T3">a</text:span> väliaikapisteellä. Kilpailijan <text:tab/>väliaikatietoihin liittyy sijoituksen lisäksi <text:span text:style-name="T3">aika</text:span>etäisyydet <text:span text:style-name="T3">seuraavana ja edellisenä <text:tab/>väliaikapisteen tulostiedoissa</text:span> oleviin kilpailij<text:span text:style-name="T3">oihin.</text:span></text:p>
      <text:p text:style-name="P14">Lähtölistan katselu:</text:p>
      <text:p text:style-name="P14"><text:tab/>Käyttäjälle näytetään raportti kisaan osallistuvista kilpailijoista ja heidän lähtöjärjestyksestä.</text:p>
      <text:p text:style-name="P14"/>
      <text:p text:style-name="P23">Järjes<text:span text:style-name="T4">täjän </text:span>käyttötapaukset</text:p>
      <text:p text:style-name="P11"/>
      <text:p text:style-name="P12">Kilpailijan perustietojen lisäys ja käsittely:</text:p>
      <text:p text:style-name="P12"><text:tab/><text:span text:style-name="T5">Käyttäjä voi lisätä kilpailijan järjestelmään. Käyttäjä voi myös muokata kilpailijan tietoja <text:tab/>sekä poistaa kilpailijan tiedot järjestelmästä.</text:span></text:p>
      <text:p text:style-name="P13">Kisan luominen ja muokkaus:</text:p>
      <text:p text:style-name="P13"><text:tab/>Käyttäjä voi luoda järjestelmään kisatapahtuman sekä muokata sen tietoja. Lisäksi käyttäjä <text:tab/>voi lisätä kisaan järjestelmään syötettyjä kilpailijoita.</text:p>
      <text:p text:style-name="P15">Lähtölistan laatiminen:</text:p>
      <text:p text:style-name="P15"><text:tab/>Käyttäjä <text:span text:style-name="T8">voi </text:span>järjestää kisaan osallistuvat kilpailijat <text:span text:style-name="T6">haluttuun </text:span>lähtöjärjestykseen <text:span text:style-name="T6">ja luo näin <text:tab/>kisan lähtölistan</text:span>.</text:p>
      <text:p text:style-name="P15"/>
      <text:p text:style-name="P24">Toimitsijan käyttötapaukset</text:p>
      <text:p text:style-name="P16"/>
      <text:p text:style-name="P17">Väliajan/loppuajan kirjaus:</text:p>
      <text:p text:style-name="P17"><text:tab/><text:span text:style-name="T7">Käyttäjällä on oikeus kirjata kisan väli- ja loppuaikatietoja järjestelmään.</text:span></text:p>
      <text:p text:style-name="P17">Muita käyttötapauksia: kirjaajan kirjautuminen</text:p>
      <text:p text:style-name="P17"/>
      <text:h text:style-name="P49" text:outline-level="1"/>
      <text:h text:style-name="P51" text:outline-level="1">3. Järjestelmän tietosisältö</text:h>
      <text:p text:style-name="P18"/>
      <text:p text:style-name="P18"><draw:frame draw:style-name="fr2" draw:name="Kuva2" text:anchor-type="paragraph" svg:width="16.589cm" svg:height="9.79cm" draw:z-index="1"><draw:image xlink:href="Pictures/100000000000027300000172230CD16B.jpg" xlink:type="simple" xlink:show="embed" xlink:actuate="onLoad"/></draw:frame></text:p>
      <text:p text:style-name="P25">Tietokohde: Kilpailu</text:p>
      <table:table table:name="Taulukko1" table:style-name="Taulukko1">
        <table:table-column table:style-name="Taulukko1.A"/>
        <table:table-column table:style-name="Taulukko1.B"/>
        <table:table-column table:style-name="Taulukko1.C"/>
        <table:table-row>
          <table:table-cell table:style-name="Taulukko1.A1" office:value-type="string">
            <text:p text:style-name="P28">Attribuutti</text:p>
          </table:table-cell>
          <table:table-cell table:style-name="Taulukko1.A1" office:value-type="string">
            <text:p text:style-name="P28">Arvojoukko</text:p>
          </table:table-cell>
          <table:table-cell table:style-name="Taulukko1.C1" office:value-type="string">
            <text:p text:style-name="P28">Kuvailu</text:p>
          </table:table-cell>
        </table:table-row>
        <table:table-row>
          <table:table-cell table:style-name="Taulukko1.A2" office:value-type="string">
            <text:p text:style-name="P27">Nimi</text:p>
          </table:table-cell>
          <table:table-cell table:style-name="Taulukko1.A2" office:value-type="string">
            <text:p text:style-name="P31">Merkkijono, max 120 <text:line-break/>merkkiä</text:p>
          </table:table-cell>
          <table:table-cell table:style-name="Taulukko1.C2" office:value-type="string">
            <text:p text:style-name="P31">Kilpailun nimi, <text:span text:style-name="T12">esimerkiksi </text:span>Helsingin mestaruuski<text:span text:style-name="T11">lpailut</text:span> miehet 50 km vapaa</text:p>
          </table:table-cell>
        </table:table-row>
        <table:table-row>
          <table:table-cell table:style-name="Taulukko1.A2" office:value-type="string">
            <text:p text:style-name="P27">Päivämäärä</text:p>
          </table:table-cell>
          <table:table-cell table:style-name="Taulukko1.A2" office:value-type="string">
            <text:p text:style-name="P33">Päivämäärä</text:p>
          </table:table-cell>
          <table:table-cell table:style-name="Taulukko1.C2" office:value-type="string">
            <text:p text:style-name="P33">Kilpailun päivämäärä</text:p>
          </table:table-cell>
        </table:table-row>
        <table:table-row>
          <table:table-cell table:style-name="Taulukko1.A2" office:value-type="string">
            <text:p text:style-name="P52">Alkamisaika</text:p>
          </table:table-cell>
          <table:table-cell table:style-name="Taulukko1.A2" office:value-type="string">
            <text:p text:style-name="P52">Aika</text:p>
          </table:table-cell>
          <table:table-cell table:style-name="Taulukko1.C2" office:value-type="string">
            <text:p text:style-name="P52">Kilpailun alkamisaika</text:p>
          </table:table-cell>
        </table:table-row>
      </table:table>
      <text:p text:style-name="P19"/>
      <text:p text:style-name="P21">Kilpailulla on aina <text:span text:style-name="T12">yksi </text:span>järjestäjä. <text:span text:style-name="T12">Yksi järjestäjä voi toimia yhtä aikaa usean järjestelmässä olevan kilpailun järjestäjänä mutta ei välttämättä yhdenkään. Kilpailuun liittyy aina yksi tai useampi suoritusten kirjaaja. Kirjaaja voi olla liitettynä useaan kilpailuun mutta ei välttämättä yhteenkään. Kilpailussa voi olla osallistujana useampi kilpailija mutta ei välttämättä yhtään. Kilpailuun liittyy yksi tai useampi ajanmittauspiste. Ajanmittauspiste liittyy aina yhteen tiettyyn kilpailuun.</text:span></text:p>
      <text:p text:style-name="P19"/>
      <text:p text:style-name="P47">Tietokohde: Kilpailija</text:p>
      <table:table table:name="Taulukko2" table:style-name="Taulukko2">
        <table:table-column table:style-name="Taulukko2.A"/>
        <table:table-column table:style-name="Taulukko2.B"/>
        <table:table-column table:style-name="Taulukko2.C"/>
        <table:table-row>
          <table:table-cell table:style-name="Taulukko2.A1" office:value-type="string">
            <text:p text:style-name="P28">Attribuutti</text:p>
          </table:table-cell>
          <table:table-cell table:style-name="Taulukko2.A1" office:value-type="string">
            <text:p text:style-name="P28">Arvojoukko</text:p>
          </table:table-cell>
          <table:table-cell table:style-name="Taulukko2.C1" office:value-type="string">
            <text:p text:style-name="P28">Kuvailu</text:p>
          </table:table-cell>
        </table:table-row>
        <table:table-row>
          <table:table-cell table:style-name="Taulukko2.A2" office:value-type="string">
            <text:p text:style-name="P27">Nimi</text:p>
          </table:table-cell>
          <table:table-cell table:style-name="Taulukko2.A2" office:value-type="string">
            <text:p text:style-name="P36">Merkkijono, max 1<text:span text:style-name="T10">2</text:span>0 merkkiä</text:p>
          </table:table-cell>
          <table:table-cell table:style-name="Taulukko2.C2" office:value-type="string">
            <text:p text:style-name="P36">Kilpailijan nimi muodossa Etunimi Sukunimi</text:p>
          </table:table-cell>
        </table:table-row>
        <table:table-row>
          <table:table-cell table:style-name="Taulukko2.A2" office:value-type="string">
            <text:p text:style-name="P30">Seura</text:p>
          </table:table-cell>
          <table:table-cell table:style-name="Taulukko2.A2" office:value-type="string">
            <text:p text:style-name="P37">Merkkijono, max 120 merkkiä</text:p>
          </table:table-cell>
          <table:table-cell table:style-name="Taulukko2.C2" office:value-type="string">
            <text:p text:style-name="P37">Kilpailijan edustaman urheiluseuran nimi</text:p>
          </table:table-cell>
        </table:table-row>
        <table:table-row>
          <table:table-cell table:style-name="Taulukko2.A2" office:value-type="string">
            <text:p text:style-name="P30">Kansallisuus</text:p>
          </table:table-cell>
          <table:table-cell table:style-name="Taulukko2.A2" office:value-type="string">
            <text:p text:style-name="P34">Merkkijono, max 3 merkkiä</text:p>
          </table:table-cell>
          <table:table-cell table:style-name="Taulukko2.C2" office:value-type="string">
            <text:p text:style-name="P34">Kilpailijan kansallisuus, esim. FIN</text:p>
          </table:table-cell>
        </table:table-row>
        <table:table-row>
          <table:table-cell table:style-name="Taulukko2.A2" office:value-type="string">
            <text:p text:style-name="P30">Syntymävuosi</text:p>
          </table:table-cell>
          <table:table-cell table:style-name="Taulukko2.A2" office:value-type="string">
            <text:p text:style-name="P35">Kokonaisluku</text:p>
          </table:table-cell>
          <table:table-cell table:style-name="Taulukko2.C2" office:value-type="string">
            <text:p text:style-name="P35">Kilpailijan syntymävuosi</text:p>
          </table:table-cell>
        </table:table-row>
      </table:table>
      <text:p text:style-name="P20"/>
      <text:p text:style-name="P22">Kilpailija voi <text:span text:style-name="T13">olla liitettynä samaan aikaan useaan järjestelmän kilpailuun mutta ei välttämättä yhteenkään. Kilpailulla voi olla liitettynä useita kilpailijoita mutta ei välttämättä yhtään. Kilpailijaan voi olla liitettynä useita ajanmittauspistetietoja mutta ei välttämättä yhtään.</text:span> <text:span text:style-name="T17">Saman kilpailun yhteen ajanmittauspisteeseen voi olla liitettynä useita kilpailijoita mutta ei välttämättä yhtään. </text:span></text:p>
      <text:p text:style-name="P26">Tietokohde: <text:span text:style-name="T15">Ajanmittauspiste</text:span></text:p>
      <table:table table:name="Taulukko3" table:style-name="Taulukko3">
        <table:table-column table:style-name="Taulukko3.A" table:number-columns-repeated="3"/>
        <table:table-row>
          <table:table-cell table:style-name="Taulukko3.A1" office:value-type="string">
            <text:p text:style-name="P29">Attribuutti</text:p>
          </table:table-cell>
          <table:table-cell table:style-name="Taulukko3.A1" office:value-type="string">
            <text:p text:style-name="P29">Arvojoukko</text:p>
          </table:table-cell>
          <table:table-cell table:style-name="Taulukko3.C1" office:value-type="string">
            <text:p text:style-name="P29">Kuvailu</text:p>
          </table:table-cell>
        </table:table-row>
        <table:table-row>
          <table:table-cell table:style-name="Taulukko3.A2" office:value-type="string">
            <text:p text:style-name="P53">Etäisyys</text:p>
          </table:table-cell>
          <table:table-cell table:style-name="Taulukko3.A2" office:value-type="string">
            <text:p text:style-name="P38">Desimaaliluku</text:p>
          </table:table-cell>
          <table:table-cell table:style-name="Taulukko3.C2" office:value-type="string">
            <text:p text:style-name="P38">Etäisyys läh<text:span text:style-name="T14">töpaikasta kilometreinä</text:span></text:p>
          </table:table-cell>
        </table:table-row>
        <table:table-row>
          <table:table-cell table:style-name="Taulukko3.A2" office:value-type="string">
            <text:p text:style-name="P54">Suoritusaika</text:p>
          </table:table-cell>
          <table:table-cell table:style-name="Taulukko3.A2" office:value-type="string">
            <text:p text:style-name="P38">Desimaaliluku</text:p>
          </table:table-cell>
          <table:table-cell table:style-name="Taulukko3.C2" office:value-type="string">
            <text:p text:style-name="P55">Kulunut aika lähdöstä ajanmittauspisteeseen</text:p>
          </table:table-cell>
        </table:table-row>
      </table:table>
      <text:p text:style-name="P39"/>
      <text:p text:style-name="P42">Ajanmittauspiste voi olla <text:span text:style-name="T16">joko </text:span>väliaikapiste tai maali. Ajanmittauspiste liittyy aina yhteen kilpailuun. Yhdellä kilpailulla voi olla <text:span text:style-name="T20">yksi tai useampi ajanmittauspiste</text:span>. <text:span text:style-name="T16">Saman kilpailun yhteen ajanmittauspisteeseen voidaan liittää useaan kilpailijaan mutta ei välttämättä yhteenkään. Yhdellä kilpailijalla voi olla useita ajanmittauspistetietoja mutta ei välttämättä yhtään. </text:span></text:p>
      <text:p text:style-name="P46">Tietokohde: <text:span text:style-name="T15">Järjestäjä</text:span></text:p>
      <table:table table:name="Taulukko4" table:style-name="Taulukko4">
        <table:table-column table:style-name="Taulukko4.A" table:number-columns-repeated="3"/>
        <table:table-row>
          <table:table-cell table:style-name="Taulukko4.A1" office:value-type="string">
            <text:p text:style-name="P56">Attribuutti</text:p>
          </table:table-cell>
          <table:table-cell table:style-name="Taulukko4.A1" office:value-type="string">
            <text:p text:style-name="P56">Arvojoukko</text:p>
          </table:table-cell>
          <table:table-cell table:style-name="Taulukko4.C1" office:value-type="string">
            <text:p text:style-name="P56">Kuvailu</text:p>
          </table:table-cell>
        </table:table-row>
        <table:table-row>
          <table:table-cell table:style-name="Taulukko4.A2" office:value-type="string">
            <text:p text:style-name="P57">Nimi</text:p>
          </table:table-cell>
          <table:table-cell table:style-name="Taulukko4.A2" office:value-type="string">
            <text:p text:style-name="P57">Merkkijono, max 120 merkkiä</text:p>
          </table:table-cell>
          <table:table-cell table:style-name="Taulukko4.C2" office:value-type="string">
            <text:p text:style-name="P57">Järjestäjän nimi, <text:span text:style-name="T21">esimerkiksi järjestävän seuran nimi</text:span></text:p>
          </table:table-cell>
        </table:table-row>
        <table:table-row>
          <table:table-cell table:style-name="Taulukko4.A2" office:value-type="string">
            <text:p text:style-name="P58">Tunnus</text:p>
          </table:table-cell>
          <table:table-cell table:style-name="Taulukko4.A2" office:value-type="string">
            <text:p text:style-name="P58">Merkkijono, max 60 merkkiä</text:p>
          </table:table-cell>
          <table:table-cell table:style-name="Taulukko4.C2" office:value-type="string">
            <text:p text:style-name="P59">Järjestäjän <text:span text:style-name="T19">käyttäjä</text:span>tunnus</text:p>
          </table:table-cell>
        </table:table-row>
        <table:table-row>
          <table:table-cell table:style-name="Taulukko4.A2" office:value-type="string">
            <text:p text:style-name="P58">Salasana</text:p>
          </table:table-cell>
          <table:table-cell table:style-name="Taulukko4.A2" office:value-type="string">
            <text:p text:style-name="P58">Merkkijono, max 60 merkkiä</text:p>
          </table:table-cell>
          <table:table-cell table:style-name="Taulukko4.C2" office:value-type="string">
            <text:p text:style-name="P59">Järjestäjän salasana</text:p>
          </table:table-cell>
        </table:table-row>
      </table:table>
      <text:p text:style-name="P40"/>
      <text:p text:style-name="P43">Järjestäjällä voi olla hallittavanaan useampia kilpailuja mutta ei välttämättä yhtään. Kilpailulla on aina yksi järjestäjä.</text:p>
      <text:p text:style-name="P46"><text:soft-page-break/>Tietokohde: <text:span text:style-name="T18">Kirjaaja</text:span></text:p>
      <table:table table:name="Taulukko5" table:style-name="Taulukko5">
        <table:table-column table:style-name="Taulukko5.A" table:number-columns-repeated="3"/>
        <table:table-row>
          <table:table-cell table:style-name="Taulukko5.A1" office:value-type="string">
            <text:p text:style-name="P56">Attribuutti</text:p>
          </table:table-cell>
          <table:table-cell table:style-name="Taulukko5.A1" office:value-type="string">
            <text:p text:style-name="P56">Arvojoukko</text:p>
          </table:table-cell>
          <table:table-cell table:style-name="Taulukko5.C1" office:value-type="string">
            <text:p text:style-name="P56">Kuvailu</text:p>
          </table:table-cell>
        </table:table-row>
        <table:table-row>
          <table:table-cell table:style-name="Taulukko5.A2" office:value-type="string">
            <text:p text:style-name="P60">Nimi</text:p>
          </table:table-cell>
          <table:table-cell table:style-name="Taulukko5.A2" office:value-type="string">
            <text:p text:style-name="P60">Merkkijono, max 120 merkkiä</text:p>
          </table:table-cell>
          <table:table-cell table:style-name="Taulukko5.C2" office:value-type="string">
            <text:p text:style-name="P60">Kirjaajan nimi muodossa Etunimi Sukunimi</text:p>
          </table:table-cell>
        </table:table-row>
        <table:table-row>
          <table:table-cell table:style-name="Taulukko5.A2" office:value-type="string">
            <text:p text:style-name="P61">Tunnus</text:p>
          </table:table-cell>
          <table:table-cell table:style-name="Taulukko5.A2" office:value-type="string">
            <text:p text:style-name="P61">Merkkijono, max 60 merkkiä</text:p>
          </table:table-cell>
          <table:table-cell table:style-name="Taulukko5.C2" office:value-type="string">
            <text:p text:style-name="P61">Kirjaajan käyttäjätunnus</text:p>
          </table:table-cell>
        </table:table-row>
        <table:table-row>
          <table:table-cell table:style-name="Taulukko5.A2" office:value-type="string">
            <text:p text:style-name="P61">Salasana</text:p>
          </table:table-cell>
          <table:table-cell table:style-name="Taulukko5.A2" office:value-type="string">
            <text:p text:style-name="P61">Merkkijono, max 60 merkkiä</text:p>
          </table:table-cell>
          <table:table-cell table:style-name="Taulukko5.C2" office:value-type="string">
            <text:p text:style-name="P61">Kirjaajan salasana</text:p>
          </table:table-cell>
        </table:table-row>
      </table:table>
      <text:p text:style-name="P40"/>
      <text:p text:style-name="P44">Kirjaaja voi olla liitettynä kirjaajaksi useampaan kilpailuun mutta ei välttämättä yhteenkään. Kilpailulla on aina yksi tai useampi kirjaaja. Kirjaaja voi toimia samaan aikaan kirjaajana korkeintaan yhdessä ajanmittauspisteessä mutta ei välttämättä yhdessäkään. <text:span text:style-name="T22">Ajanmittauspisteellä on aina yksi kirjaaja.</text:span></text:p>
      <text:p text:style-name="P44"/>
      <text:h text:style-name="P50" text:outline-level="1">4. Relaatiotietokantakaavio</text:h>
      <text:p text:style-name="P45"/>
      <text:p text:style-name="P45"><draw:frame draw:style-name="fr3" draw:name="Kuva3" text:anchor-type="paragraph" svg:width="19.399cm" svg:height="11.65cm" draw:z-index="2"><draw:image xlink:href="Pictures/10000000000003A500000218C9FD523C.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5-11-08T17:46:42.395896514</dc:date>
    <meta:editing-duration>PT10H55M43S</meta:editing-duration>
    <meta:editing-cycles>92</meta:editing-cycles>
    <meta:document-statistic meta:table-count="5" meta:image-count="3" meta:object-count="0" meta:page-count="6" meta:paragraph-count="105" meta:word-count="630" meta:character-count="5999" meta:non-whitespace-character-count="5988"/>
  </office:meta>
</office:document-meta>
</file>